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Arial, sans-serif"/>
    <style:font-face style:name="Lucida Grande1" svg:font-family="'Lucida Grande', Verdana, Arial, Helvetica, sans-serif"/>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apple-system" svg:font-family="apple-system, BlinkMacSystemFont, 'Segoe UI', Roboto, Oxygen-Sans, Ubuntu, Cantarell, 'Helvetica Neue', sans-serif"/>
    <style:font-face style:name="arial" svg:font-family="arial, sans-serif"/>
    <style:font-face style:name="monospace" svg:font-family="monospace, monospace"/>
    <style:font-face style:name="urw-din" svg:font-family="urw-din, sans-serif"/>
  </office:font-face-decls>
  <office:automatic-styles>
    <style:style style:name="P1" style:family="paragraph" style:parent-style-name="Standard">
      <style:text-properties officeooo:rsid="0017ae7b" officeooo:paragraph-rsid="0017ae7b"/>
    </style:style>
    <style:style style:name="P2" style:family="paragraph" style:parent-style-name="Standard">
      <style:text-properties officeooo:rsid="0017edf4" officeooo:paragraph-rsid="0017edf4"/>
    </style:style>
    <style:style style:name="P3" style:family="paragraph" style:parent-style-name="Standard">
      <style:text-properties fo:font-weight="bold" officeooo:rsid="0017ae7b" officeooo:paragraph-rsid="0017ae7b" style:font-weight-asian="bold" style:font-weight-complex="bold"/>
    </style:style>
    <style:style style:name="P4" style:family="paragraph" style:parent-style-name="Standard">
      <style:text-properties fo:font-weight="bold" officeooo:rsid="0017edf4" officeooo:paragraph-rsid="0017edf4" style:font-weight-asian="bold" style:font-weight-complex="bold"/>
    </style:style>
    <style:style style:name="P5" style:family="paragraph" style:parent-style-name="Standard">
      <style:text-properties fo:font-weight="bold" officeooo:rsid="001a701d" officeooo:paragraph-rsid="001a701d" style:font-weight-asian="bold" style:font-weight-complex="bold"/>
    </style:style>
    <style:style style:name="P6" style:family="paragraph" style:parent-style-name="Standard">
      <style:text-properties officeooo:paragraph-rsid="0019be8d"/>
    </style:style>
    <style:style style:name="P7" style:family="paragraph" style:parent-style-name="Standard">
      <style:text-properties officeooo:rsid="001a701d" officeooo:paragraph-rsid="001a701d"/>
    </style:style>
    <style:style style:name="P8" style:family="paragraph" style:parent-style-name="Standard">
      <style:text-properties officeooo:rsid="001a701d" officeooo:paragraph-rsid="001c56bf"/>
    </style:style>
    <style:style style:name="P9" style:family="paragraph" style:parent-style-name="Standard">
      <style:text-properties officeooo:rsid="001a701d" officeooo:paragraph-rsid="001df1d0"/>
    </style:style>
    <style:style style:name="P10" style:family="paragraph" style:parent-style-name="Standard">
      <style:text-properties fo:font-weight="normal" officeooo:rsid="001a701d" officeooo:paragraph-rsid="001a701d" style:font-weight-asian="normal" style:font-weight-complex="normal"/>
    </style:style>
    <style:style style:name="P11" style:family="paragraph" style:parent-style-name="Standard">
      <style:text-properties officeooo:paragraph-rsid="001c56bf"/>
    </style:style>
    <style:style style:name="P12" style:family="paragraph" style:parent-style-name="Standard">
      <style:text-properties officeooo:paragraph-rsid="001df1d0"/>
    </style:style>
    <style:style style:name="P13" style:family="paragraph" style:parent-style-name="Text_20_body">
      <style:paragraph-properties fo:margin-left="0cm" fo:margin-right="0cm" fo:orphans="2" fo:widows="2" fo:text-indent="0cm" style:auto-text-indent="false"/>
      <style:text-properties fo:font-variant="normal" fo:text-transform="none" fo:color="#212529" loext:opacity="100%" style:font-name="apple-system" fo:font-size="9.60000038146973pt" fo:letter-spacing="normal" fo:font-style="italic" fo:font-weight="normal" style:font-style-asian="italic" style:font-style-complex="italic"/>
    </style:style>
    <style:style style:name="T1" style:family="text">
      <style:text-properties fo:font-variant="normal" fo:text-transform="none" fo:color="#222222" loext:opacity="100%" style:font-name="Lucida Grande" fo:font-size="8.39999961853027pt" fo:letter-spacing="normal" fo:font-style="normal" fo:font-weight="bold" style:font-weight-asian="bold" style:font-weight-complex="bold"/>
    </style:style>
    <style:style style:name="T2" style:family="text">
      <style:text-properties fo:font-variant="normal" fo:text-transform="none" fo:color="#222222" loext:opacity="100%" style:font-name="Lucida Grande" fo:font-size="8.39999961853027pt" fo:letter-spacing="normal" fo:font-style="normal" fo:font-weight="normal" style:font-weight-asian="bold" style:font-weight-complex="bold"/>
    </style:style>
    <style:style style:name="T3" style:family="text">
      <style:text-properties fo:font-variant="normal" fo:text-transform="none" fo:color="#222222" loext:opacity="100%" style:font-name="Lucida Grande" fo:font-size="8.39999961853027pt" fo:letter-spacing="normal" fo:font-style="normal" fo:font-weight="normal" style:font-weight-asian="normal" style:font-weight-complex="normal"/>
    </style:style>
    <style:style style:name="T4" style:family="text">
      <style:text-properties fo:font-variant="normal" fo:text-transform="none" fo:color="#222222" loext:opacity="100%" fo:letter-spacing="normal" fo:font-weight="bold" style:font-weight-asian="bold" style:font-weight-complex="bold"/>
    </style:style>
    <style:style style:name="T5" style:family="text">
      <style:text-properties fo:font-variant="normal" fo:text-transform="none" fo:color="#222222" loext:opacity="100%" fo:letter-spacing="normal" fo:font-weight="normal" style:font-weight-asian="normal" style:font-weight-complex="normal"/>
    </style:style>
    <style:style style:name="T6" style:family="text">
      <style:text-properties fo:font-variant="normal" fo:text-transform="none" fo:color="#222222" loext:opacity="100%" style:font-name="Liberation Serif" fo:letter-spacing="normal" fo:font-weight="normal" style:font-weight-asian="normal" style:font-weight-complex="normal"/>
    </style:style>
    <style:style style:name="T7" style:family="text">
      <style:text-properties fo:font-variant="normal" fo:text-transform="none" fo:color="#222222" loext:opacity="100%" style:font-name="Liberation Serif" fo:font-size="8.39999961853027pt" fo:letter-spacing="normal" fo:font-style="normal" fo:font-weight="normal" style:font-weight-asian="normal" style:font-weight-complex="normal"/>
    </style:style>
    <style:style style:name="T8" style:family="text">
      <style:text-properties fo:font-variant="normal" fo:text-transform="none" fo:color="#222222" loext:opacity="100%" style:font-name="Liberation Serif" fo:font-size="12pt" fo:letter-spacing="normal" fo:font-weight="normal" style:font-size-asian="12pt" style:font-weight-asian="normal" style:font-size-complex="12pt" style:font-weight-complex="normal"/>
    </style:style>
    <style:style style:name="T9" style:family="text">
      <style:text-properties fo:font-variant="normal" fo:text-transform="none" fo:color="#222222" loext:opacity="100%" style:font-name="Liberation Serif"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72aa" loext:opacity="100%" style:text-line-through-style="none" style:text-line-through-type="none" style:font-name="monospace" fo:font-size="7.80000019073486pt" fo:letter-spacing="normal" fo:font-style="normal" style:text-underline-style="none" fo:font-weight="bold" style:text-blinking="false" fo:background-color="transparent" loext:char-shading-value="0" style:font-weight-asian="bold" style:font-weight-complex="bold" loext:padding="0cm" loext:border="none"/>
    </style:style>
    <style:style style:name="T11" style:family="text">
      <style:text-properties fo:font-variant="normal" fo:text-transform="none" fo:color="#0072aa" loext:opacity="100%" style:text-line-through-style="none" style:text-line-through-type="none" style:font-name="monospace" fo:font-size="7.80000019073486pt" fo:letter-spacing="normal" fo:font-style="normal" style:text-underline-style="none" fo:font-weight="normal" style:text-blinking="false" fo:background-color="transparent" loext:char-shading-value="0" style:font-weight-asian="bold" style:font-weight-complex="bold" loext:padding="0cm" loext:border="none"/>
    </style:style>
    <style:style style:name="T12" style:family="text">
      <style:text-properties fo:font-variant="normal" fo:text-transform="none" fo:color="#0072aa" loext:opacity="100%" style:text-line-through-style="none" style:text-line-through-type="none" style:font-name="monospace" fo:font-size="7.80000019073486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13" style:family="text">
      <style:text-properties fo:font-variant="normal" fo:text-transform="none" fo:color="#0072aa" loext:opacity="100%" style:text-line-through-style="none" style:text-line-through-type="none" style:font-name="Liberation Serif" fo:font-size="7.80000019073486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14" style:family="text">
      <style:text-properties fo:font-variant="normal" fo:text-transform="none" fo:color="#0072aa"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loext:padding="0cm" loext:border="none"/>
    </style:style>
    <style:style style:name="T15"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000000" loext:opacity="100%" style:font-name="Liberation Serif" fo:font-size="7.19999980926514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000000" loext:opacity="100%" style:font-name="Lucida Grande1" fo:font-size="7.19999980926514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cc6714" loext:opacity="100%" style:text-line-through-style="none" style:text-line-through-type="none" style:font-name="Lucida Grande1" fo:font-size="7.19999980926514pt" fo:letter-spacing="normal" fo:font-style="normal" style:text-underline-style="none" fo:font-weight="bold" style:text-blinking="false" fo:background-color="transparent" loext:char-shading-value="0" style:font-size-asian="12pt" style:font-weight-asian="normal" style:font-size-complex="12pt" style:font-weight-complex="normal" loext:padding="0cm" loext:border="none"/>
    </style:style>
    <style:style style:name="T19" style:family="text">
      <style:text-properties fo:font-variant="normal" fo:text-transform="none" fo:color="#cc6714" loext:opacity="100%" style:text-line-through-style="none" style:text-line-through-type="none" style:font-name="Liberation Serif" fo:font-size="7.19999980926514pt" fo:letter-spacing="normal" fo:font-style="normal" style:text-underline-style="none" fo:font-weight="bold" style:text-blinking="false" fo:background-color="transparent" loext:char-shading-value="0" style:font-size-asian="12pt" style:font-weight-asian="normal" style:font-size-complex="12pt" style:font-weight-complex="normal" loext:padding="0cm" loext:border="none"/>
    </style:style>
    <style:style style:name="T20" style:family="text">
      <style:text-properties fo:font-variant="normal" fo:text-transform="none" fo:color="#cc6714" loext:opacity="100%" style:text-line-through-style="none" style:text-line-through-type="none" style:font-name="Liberation Serif" fo:font-size="12pt" fo:letter-spacing="normal" fo:font-style="normal" style:text-underline-style="none" fo:font-weight="bold" style:text-blinking="false" fo:background-color="transparent" loext:char-shading-value="0" style:font-size-asian="12pt" style:font-weight-asian="normal" style:font-size-complex="12pt" style:font-weight-complex="normal" loext:padding="0cm" loext:border="none"/>
    </style:style>
    <style:style style:name="T21" style:family="text">
      <style:text-properties fo:font-size="12pt" officeooo:rsid="001a701d" style:font-size-asian="12pt" style:font-size-complex="12pt"/>
    </style:style>
    <style:style style:name="T22" style:family="text">
      <style:text-properties fo:font-weight="normal" style:font-weight-asian="normal" style:font-weight-complex="normal"/>
    </style:style>
    <style:style style:name="T23" style:family="text">
      <style:text-properties fo:font-weight="normal" officeooo:rsid="001c56bf" style:font-weight-asian="normal" style:font-weight-complex="normal"/>
    </style:style>
    <style:style style:name="T24" style:family="text">
      <style:text-properties fo:font-weight="normal" officeooo:rsid="001a701d" style:font-weight-asian="normal" style:font-weight-complex="normal"/>
    </style:style>
    <style:style style:name="T25" style:family="text">
      <style:text-properties officeooo:rsid="0017edf4"/>
    </style:style>
    <style:style style:name="T26" style:family="text">
      <style:text-properties fo:font-weight="bold" style:font-weight-asian="bold" style:font-weight-complex="bold"/>
    </style:style>
    <style:style style:name="T27" style:family="text">
      <style:text-properties fo:font-weight="bold" officeooo:rsid="001a701d" style:font-weight-asian="bold" style:font-weight-complex="bold"/>
    </style:style>
    <style:style style:name="T28" style:family="text">
      <style:text-properties fo:font-weight="bold" officeooo:rsid="001c56bf" style:font-weight-asian="bold" style:font-weight-complex="bold"/>
    </style:style>
    <style:style style:name="T29" style:family="text">
      <style:text-properties style:font-name="Liberation Serif" fo:font-weight="normal" style:font-weight-asian="normal" style:font-weight-complex="normal"/>
    </style:style>
    <style:style style:name="T30" style:family="text">
      <style:text-properties style:font-name="Liberation Serif" fo:font-weight="normal" officeooo:rsid="001a701d" style:font-weight-asian="normal" style:font-weight-complex="normal"/>
    </style:style>
    <style:style style:name="T31" style:family="text">
      <style:text-properties style:font-name="Liberation Serif" fo:font-size="12pt" fo:font-weight="normal" style:font-size-asian="12pt" style:font-weight-asian="normal" style:font-size-complex="12pt" style:font-weight-complex="normal"/>
    </style:style>
    <style:style style:name="T32" style:family="text">
      <style:text-properties style:font-name="Liberation Serif" fo:font-size="12pt" fo:font-weight="normal" officeooo:rsid="001a701d" style:font-size-asian="12pt" style:font-weight-asian="normal" style:font-size-complex="12pt" style:font-weight-complex="normal"/>
    </style:style>
    <style:style style:name="T33" style:family="text">
      <style:text-properties style:font-name="Liberation Serif" fo:font-size="12pt" fo:font-weight="normal" officeooo:rsid="001df1d0" style:font-size-asian="12pt" style:font-weight-asian="normal" style:font-size-complex="12pt" style:font-weight-complex="normal"/>
    </style:style>
    <style:style style:name="T34" style:family="text">
      <style:text-properties style:font-name="Liberation Serif" fo:font-size="12pt" fo:font-weight="bold" style:font-size-asian="12pt" style:font-weight-asian="bold" style:font-size-complex="12pt" style:font-weight-complex="bold"/>
    </style:style>
    <style:style style:name="T35" style:family="text">
      <style:text-properties style:font-name="Liberation Serif" fo:font-size="12pt" fo:font-weight="bold" officeooo:rsid="001a701d" style:font-size-asian="12pt" style:font-weight-asian="bold" style:font-size-complex="12pt" style:font-weight-complex="bold"/>
    </style:style>
    <style:style style:name="T36" style:family="text">
      <style:text-properties style:font-name="Liberation Serif" fo:font-size="12pt" officeooo:rsid="001a701d"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1. Describe the differences between text and binary files in a single paragraph.</text:p>
      <text:p text:style-name="P3">Ans: </text:p>
      <text:p text:style-name="P1">In Text file Itext, character, numbers are stored one character per byte i.e. 32667 occupies 5 bytes even though it occupies 2 bytes in memory. the newline character is converted to carriage-return/ linefeed before being written to the disk.Content written in text files is human readable. </text:p>
      <text:p text:style-name="P1">In Binary file data is stored in binary format and each data would occupy the same number of bytes on disks as it occupies in memory. Files keep track of the end of the file from the number of characters present. Content written in binary files is not human readable and looks like encrypted content. e</text:p>
      <text:p text:style-name="Standard">Q2. What are some scenarios where using text files will be the better option? When would you like to use binary files instead of text files?</text:p>
      <text:p text:style-name="P1"><text:span text:style-name="T26">Ans:</text:span> <text:span text:style-name="T25">Text file will be better option Where the file size is small. No image needed to stored. It is human readable not need to transform. </text:span></text:p>
      <text:p text:style-name="P2">Binary file is where concern is of efficiency and performance, less storage, compact storage, no internal translation required.</text:p>
      <text:p text:style-name="Standard">Q3. What are some of the issues with using binary operations to read and write a Python integer</text:p>
      <text:p text:style-name="Standard">directly to disc?</text:p>
      <text:p text:style-name="P4">Ans:</text:p>
      <text:p text:style-name="Standard">Python, however, doesn’t use a fixed number of bit to store integers. Instead, Python uses a variable number of bits to store integers. For example, 8 bits, 16 bits, 32 bits, 64 bits, 128 bits, and so on.</text:p>
      <text:p text:style-name="Standard">The maximum integer number that Python can represent depends on the memory available.</text:p>
      <text:p text:style-name="Standard">Also, integers are objects. Python needs an extra fixed number of bytes as an overhead for each integer</text:p>
      <text:p text:style-name="P13">To store the number 0, Python uses 24 bytes. Since storing the number zero, Python needs to use only 1 bit. Note that 1 byte equals 8 bits. Therefore, you can think that Python uses 24 bytes as an overhead for storing an integer object. </text:p>
      <text:p text:style-name="Standard"/>
      <text:p text:style-name="P6">Q4. Describe a benefit of using the with keyword instead of explicitly opening a file.</text:p>
      <text:p text:style-name="P7"><text:span text:style-name="T26">Ans: </text:span><text:span text:style-name="T22">Using with means that the file will be closed as soon as you leave the block. This is beneficial because closing a file is something that can easily be forgotten and ties up resources that you no longer need</text:span></text:p>
      <text:p text:style-name="P10"><text:s/></text:p>
      <text:p text:style-name="Standard">Q5. Does Python have the trailing newline while reading a line of text? Does Python append a</text:p>
      <text:p text:style-name="Standard">newline when you write a line of text?</text:p>
      <text:p text:style-name="P5">Ans: <text:span text:style-name="T22">important characteristics of Python read line: Python readline() method reads only one complete line from the file given. It appends a newline (“\n”) at the end of the line. If you open the file in normal read mode, readline() will return you the string.</text:span></text:p>
      <text:p text:style-name="P5"><text:span text:style-name="T22">In Python, the new line character “\n” is used to create a new line. When inserted in a string all the characters after the character are added to a new line.</text:span></text:p>
      <text:p text:style-name="Standard"/>
      <text:p text:style-name="Standard">Q6. What file operations enable for random-access operation?</text:p>
      <text:p text:style-name="P7"><text:span text:style-name="T26">Ans:</text:span> Python give seek() and tell() functions for random access operation.</text:p>
      <text:p text:style-name="P7">Seek method is used to position the file object at a particular position in a file.</text:p>
      <text:p text:style-name="P7">Tell method returns an integer that specifies the current position of the file object in the file.</text:p>
      <text:p text:style-name="Standard"/>
      <text:p text:style-name="Standard">Q7. When do you think you&amp;#39;ll use the struct package the most?</text:p>
      <text:p text:style-name="P8"><text:span text:style-name="T26">Ans: </text:span><text:span text:style-name="T23">When we need to convert between Python values and C structs represented as Python bytes objects. This can be used in handling binary data stored in files or from network connections, among other sources. It uses Format Strings as compact descriptions of the layout of the C structs and the intended conversion to/from Python values.</text:span></text:p>
      <text:p text:style-name="P8"><text:span text:style-name="T23"/></text:p>
      <text:p text:style-name="Standard">Q8. When is pickling the best option?</text:p>
      <text:p text:style-name="P8"><text:soft-page-break/><text:span text:style-name="T26">Ans: </text:span><text:span text:style-name="T28">P</text:span><text:span text:style-name="T22">ython dictionary as an object, to be able to retrieve later. To save any object structure along with data, Python provides a module called Pickle. The module Pickle is used for serializing and de-serializing any Python object structure</text:span></text:p>
      <text:p text:style-name="P8"><text:span text:style-name="T22"/></text:p>
      <text:p text:style-name="Standard">Q9. When will it be best to use the shelve package?</text:p>
      <text:p text:style-name="P11"><text:span text:style-name="T27">Ans: </text:span><text:span text:style-name="T32">A “shelf” is a persistent, dictionary-like object.</text:span><text:span text:style-name="T8"> </text:span><text:span text:style-name="T9">shelf can be essentially arbitrary Python objects — anything that the </text:span><text:a xlink:type="simple" xlink:href="https://docs.python.org/3/library/pickle.html#module-pickle" text:style-name="Internet_20_link" text:visited-style-name="Visited_20_Internet_20_Link"><text:span text:style-name="Source_20_Text"><text:span text:style-name="T14">pickle</text:span></text:span></text:a><text:span text:style-name="T8"> </text:span><text:span text:style-name="T9">module can handle. This includes most class instances, recursive data types, and objects containing lots of shared sub-objects. The keys are ordinary strings.</text:span><text:span text:style-name="T31"> </text:span></text:p>
      <text:p text:style-name="P12"><text:span text:style-name="T33">So shelve module can </text:span><text:span text:style-name="T15">be used as a simple persistent storage option for Python objects when a relational database is overkill. The shelf is accessed by keys, just as with a dictionary. The values are pickled and written to a database created and managed by </text:span><text:a xlink:type="simple" xlink:href="http://pymotw.com/2/anydbm/index.html#module-anydbm" text:style-name="Internet_20_link" text:visited-style-name="Visited_20_Internet_20_Link"><text:span text:style-name="Teletype"><text:span text:style-name="T20">anydbm</text:span></text:span></text:a><text:span text:style-name="T15">.</text:span><text:span text:style-name="T31"> </text:span></text:p>
      <text:p text:style-name="P9"><text:span text:style-name="T26"/></text:p>
      <text:p text:style-name="P11">Q10. What is a special restriction when using the shelve package, as opposed to using other data</text:p>
      <text:p text:style-name="Standard">dictionaries?</text:p>
      <text:p text:style-name="P8"><text:span text:style-name="T26">Ans: </text:span><text:span text:style-name="T22">The shelf dictionary has certain restrictions. Only string data type can be used as key in this special dictionary object, whereas any picklable Python object can be used as valu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Arial, sans-serif"/>
    <style:font-face style:name="Lucida Grande1" svg:font-family="'Lucida Grande', Verdana, Arial, Helvetica, sans-serif"/>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apple-system" svg:font-family="apple-system, BlinkMacSystemFont, 'Segoe UI', Roboto, Oxygen-Sans, Ubuntu, Cantarell, 'Helvetica Neue', sans-serif"/>
    <style:font-face style:name="arial" svg:font-family="arial, sans-serif"/>
    <style:font-face style:name="monospace" svg:font-family="monospace, monospace"/>
    <style:font-face style:name="urw-din" svg:font-family="urw-d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0T09:16:33.632000000</meta:creation-date>
    <dc:date>2022-08-10T15:02:44.769000000</dc:date>
    <meta:editing-duration>PT8M16S</meta:editing-duration>
    <meta:editing-cycles>3</meta:editing-cycles>
    <meta:generator>LibreOffice/7.3.5.2$Windows_X86_64 LibreOffice_project/184fe81b8c8c30d8b5082578aee2fed2ea847c01</meta:generator>
    <meta:document-statistic meta:table-count="0" meta:image-count="0" meta:object-count="0" meta:page-count="2" meta:paragraph-count="35" meta:word-count="792" meta:character-count="4569" meta:non-whitespace-character-count="3803"/>
  </office:meta>
</office:document-meta>
</file>